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1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4.436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68cm" fo:break-before="auto" style:use-optimal-row-height="false"/>
    </style:style>
    <style:style style:name="ro4" style:family="table-row">
      <style:table-row-properties style:row-height="0.9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style:font-name="Calibri Light1" fo:font-size="32pt" fo:font-style="normal" style:font-size-asian="32pt" style:font-style-asian="normal" style:font-size-complex="32pt" style:font-style-complex="normal"/>
    </style:style>
    <style:style style:name="ce2" style:family="table-cell" style:parent-style-name="Default" style:data-style-name="N163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39" style:family="table-cell" style:parent-style-name="Excel_20_Built-in_20_Heading_20_1">
      <style:table-cell-properties fo:background-color="#b2b2b2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Szczegóły_20_tabeli_20_po_20_lewej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fo:font-style="normal" style:font-size-asian="11pt" style:font-style-asian="normal" style:font-size-complex="11pt" style:font-style-complex="normal"/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style="normal" style:font-size-asian="11pt" style:font-style-asian="normal" style:font-size-complex="11pt" style:font-style-complex="normal"/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7" style:family="table-cell" style:parent-style-name="Szczegóły_20_tabeli_20_po_20_lewej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style="normal" style:font-size-asian="11pt" style:font-style-asian="normal" style:font-size-complex="11pt" style:font-style-complex="normal"/>
    </style:style>
    <style:style style:name="ce9" style:family="table-cell" style:parent-style-name="Szczegóły_20_tabeli_20_po_20_lewej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fo:font-style="normal" style:font-size-asian="11pt" style:font-style-asian="normal" style:font-size-complex="11pt" style:font-style-complex="normal"/>
    </style:style>
    <style:style style:name="ce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style:font-size-asian="11pt" style:font-size-complex="11pt"/>
    </style:style>
    <style:style style:name="ce4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13" style:family="table-cell" style:parent-style-name="Szczegóły_20_tabeli_20_po_20_lewej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Szczegóły_20_tabeli_20_po_20_lewej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15" style:family="table-cell" style:parent-style-name="Szczegóły_20_tabeli_20_po_20_lewej" style:data-style-name="N163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is-true-formula([.$B5]=1)" style:apply-style-name="ConditionalStyle_5f_5" style:base-cell-address="Arkusz1.D5"/>
      <style:map style:condition="is-true-formula([.$Q5]=&quot;tak&quot;)" style:apply-style-name="ConditionalStyle_5f_4" style:base-cell-address="Arkusz1.D5"/>
    </style:style>
    <style:style style:name="ce16" style:family="table-cell" style:parent-style-name="Default" style:data-style-name="N163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style="normal" style:font-size-asian="11pt" style:font-style-asian="normal" style:font-size-complex="11pt" style:font-style-complex="normal"/>
      <style:map style:condition="is-true-formula([.$B5]=1)" style:apply-style-name="ConditionalStyle_5f_5" style:base-cell-address="Arkusz1.D5"/>
      <style:map style:condition="is-true-formula([.$Q5]=&quot;tak&quot;)" style:apply-style-name="ConditionalStyle_5f_4" style:base-cell-address="Arkusz1.D5"/>
    </style:style>
    <style:style style:name="ce17" style:family="table-cell" style:parent-style-name="Default" style:data-style-name="N163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fo:font-style="normal" style:font-size-asian="11pt" style:font-style-asian="normal" style:font-size-complex="11pt" style:font-style-complex="normal"/>
      <style:map style:condition="is-true-formula([.$B5]=1)" style:apply-style-name="ConditionalStyle_5f_5" style:base-cell-address="Arkusz1.D5"/>
      <style:map style:condition="is-true-formula([.$Q5]=&quot;tak&quot;)" style:apply-style-name="ConditionalStyle_5f_4" style:base-cell-address="Arkusz1.D5"/>
    </style:style>
    <style:style style:name="ce18" style:family="table-cell" style:parent-style-name="Szczegóły_20_tabeli_20_po_20_lewej" style:data-style-name="N163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63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style="normal" style:font-size-asian="11pt" style:font-style-asian="normal" style:font-size-complex="11pt" style:font-style-complex="normal"/>
    </style:style>
    <style:style style:name="ce20" style:family="table-cell" style:parent-style-name="Szczegóły_20_tabeli_20_po_20_lewej" style:data-style-name="N163">
      <style:table-cell-properties fo:background-color="#eeeeee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63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fo:font-style="normal" style:font-size-asian="11pt" style:font-style-asian="normal" style:font-size-complex="11pt" style:font-style-complex="normal"/>
    </style:style>
    <style:style style:name="ce22" style:family="table-cell" style:parent-style-name="Default" style:data-style-name="N18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1pt" style:font-size-asian="11pt" style:font-size-complex="11pt"/>
    </style:style>
    <style:style style:name="ce23" style:family="table-cell" style:parent-style-name="Default" style:data-style-name="N163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24" style:family="table-cell" style:parent-style-name="Waluta_20_tabeli" style:data-style-name="N115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25" style:family="table-cell" style:parent-style-name="Waluta_20_tabeli" style:data-style-name="N115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Waluta_20_tabeli" style:data-style-name="N115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28" style:family="table-cell" style:parent-style-name="Default">
      <style:table-cell-properties fo:background-color="#b1f8a7" style:text-align-source="fix" style:repeat-content="false" fo:border="0.74pt solid #000000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29" style:family="table-cell" style:parent-style-name="Default">
      <style:table-cell-properties fo:background-color="#f58d8d" style:text-align-source="fix" style:repeat-content="false" fo:border="0.74pt solid #000000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30" style:family="table-cell" style:parent-style-name="Szczegóły_20_tabeli_20_po_20_prawej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is-true-formula([.$B5]=1)" style:apply-style-name="ConditionalStyle_5f_5" style:base-cell-address="Arkusz1.A5"/>
      <style:map style:condition="is-true-formula([.$Q5]=&quot;tak&quot;)" style:apply-style-name="ConditionalStyle_5f_4" style:base-cell-address="Arkusz1.A5"/>
    </style:style>
    <style:style style:name="ce31" style:family="table-cell" style:parent-style-name="Szczegóły_20_tabeli_20_po_20_prawej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Szczegóły_20_tabeli_20_po_20_prawej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eeeee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  <style:map style:condition="cell-content()=&quot;✔&quot;" style:apply-style-name="Good" style:base-cell-address="Arkusz1.G5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tyle="normal" style:font-style-asian="normal" style:font-style-complex="normal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Arkusz1.B3">
          <table:help-message table:display="true">
            <text:p>W tej kolumnie wprowadź identyfikator magazynowy pozycji</text:p>
          </table:help-message>
          <table:error-message table:message-type="stop" table:display="true"/>
        </table:content-validation>
        <table:content-validation table:name="val2" table:base-cell-address="Arkusz1.E3">
          <table:help-message table:display="true">
            <text:p>W tej kolumnie wprowadź nazwę pozycji</text:p>
          </table:help-message>
          <table:error-message table:message-type="stop" table:display="true"/>
        </table:content-validation>
        <table:content-validation table:name="val3" table:base-cell-address="Arkusz1.E3">
          <table:help-message table:display="true">
            <text:p>W tej kolumnie wprowadź opis pozycji</text:p>
          </table:help-message>
          <table:error-message table:message-type="stop" table:display="true"/>
        </table:content-validation>
        <table:content-validation table:name="val4" table:base-cell-address="Arkusz1.F3">
          <table:help-message table:display="true">
            <text:p>W tej kolumnie wprowadź cenę jednostkową każdej pozycji</text:p>
          </table:help-message>
          <table:error-message table:message-type="stop" table:display="true"/>
        </table:content-validation>
        <table:content-validation table:name="val5" table:condition="of:cell-content-is-in-list(&quot;✔&quot;;&quot;✖&quot;;&quot;☐&quot;)" table:allow-empty-cell="true" table:display-list="unsorted" table:base-cell-address="Arkusz1.B18">
          <table:help-message table:display="true"/>
          <table:error-message table:message-type="stop" table:display="true"/>
        </table:content-validation>
        <table:content-validation table:name="val6" table:base-cell-address="Arkusz1.J3">
          <table:help-message table:display="true">
            <text:p>W tej kolumnie wprowadź ilość każdej pozycji w magazynie</text:p>
          </table:help-message>
          <table:error-message table:message-type="stop" table:display="true"/>
        </table:content-validation>
        <table:content-validation table:name="val7" table:base-cell-address="Arkusz1.K3">
          <table:help-message table:display="true">
            <text:p>Wartość zapasów każdej pozycji jest automatycznie obliczana w tej kolumnie</text:p>
          </table:help-message>
          <table:error-message table:message-type="stop" table:display="true"/>
        </table:content-validation>
        <table:content-validation table:name="val8" table:base-cell-address="Arkusz1.L3">
          <table:help-message table:display="true">
            <text:p>W tej kolumnie wprowadź poziom ponownego zamówienia</text:p>
          </table:help-message>
          <table:error-message table:message-type="stop" table:display="true"/>
        </table:content-validation>
        <table:content-validation table:name="val9" table:base-cell-address="Arkusz1.M3">
          <table:help-message table:display="true">
            <text:p>W tej kolumnie wprowadź liczbę dni potrzebnych do ponownego zamówienia poszczególnych pozycji</text:p>
          </table:help-message>
          <table:error-message table:message-type="stop" table:display="true"/>
        </table:content-validation>
        <table:content-validation table:name="val10" table:base-cell-address="Arkusz1.N3">
          <table:help-message table:display="true">
            <text:p>W tej kolumnie wprowadź ilość poszczególnych pozycji do ponownego zamówienia</text:p>
          </table:help-message>
          <table:error-message table:message-type="stop" table:display="true"/>
        </table:content-validation>
        <table:content-validation table:name="val11" table:base-cell-address="Arkusz1.O3">
          <table:help-message table:display="true">
            <text:p>Wprowadź Tak, jeśli pozycja została wycofana. Po wprowadzeniu wartości Tak odpowiadający jej wiersz zostanie wyróżniony kolorem jasnoszarym, a czcionce zostanie nadany styl przekreślenia</text:p>
          </table:help-message>
          <table:error-message table:message-type="stop" table:display="true"/>
        </table:content-validation>
      </table:content-validation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24"/>
        <table:table-column table:style-name="co6" table:default-cell-style-name="ce30"/>
        <table:table-column table:style-name="co4" table:number-columns-repeated="11" table:default-cell-style-name="ce33"/>
        <table:table-column table:style-name="co4" table:default-cell-style-name="ce37"/>
        <table:table-column table:style-name="co4" table:number-columns-repeated="16366" table:default-cell-style-name="ce38"/>
        <table:table-row table:style-name="ro1">
          <table:table-cell table:style-name="ce1" office:value-type="string" calcext:value-type="string" table:number-columns-spanned="4" table:number-rows-spanned="1">
            <text:p>LISTA WPŁAT</text:p>
          </table:table-cell>
          <table:covered-table-cell table:number-columns-repeated="3" table:style-name="ce48"/>
          <table:table-cell table:style-name="ce23" table:formula="of:=SUM([.D5:.D100])" office:value-type="currency" office:currency="PLN" office:value="0" calcext:value-type="currency">
            <text:p>0,00 zł</text:p>
          </table:table-cell>
          <table:table-cell table:style-name="ce27" office:value-type="string" calcext:value-type="string">
            <text:p>ILE OSÓB WPŁACIŁO</text:p>
          </table:table-cell>
          <table:table-cell table:style-name="ce27" table:number-columns-repeated="4"/>
          <table:table-cell table:style-name="ce48" table:number-columns-spanned="7" table:number-rows-spanned="1"/>
          <table:covered-table-cell table:number-columns-repeated="6" table:style-name="ce34"/>
          <table:table-cell table:style-name="ce36"/>
          <table:table-cell table:style-name="Default" table:number-columns-repeated="16366"/>
        </table:table-row>
        <table:table-row table:style-name="ro2">
          <table:table-cell table:style-name="ce2" office:value-type="string" calcext:value-type="string" table:number-columns-spanned="2" table:number-rows-spanned="1">
            <text:p>Rękodzieło</text:p>
          </table:table-cell>
          <table:covered-table-cell table:style-name="ce48"/>
          <table:table-cell table:style-name="ce48"/>
          <table:table-cell table:style-name="ce48" table:formula="of:=COUNTIFS([.D$5:.D$100];&quot;145,00 zł&quot;)" office:value-type="float" office:value="0" calcext:value-type="float">
            <text:p>0</text:p>
          </table:table-cell>
          <table:table-cell table:style-name="ce48" table:formula="of:=SUM([.D3];[.D2])" office:value-type="float" office:value="0" calcext:value-type="float" table:number-columns-spanned="1" table:number-rows-spanned="2">
            <text:p>0</text:p>
          </table:table-cell>
          <table:table-cell table:style-name="ce28" office:value-type="string" calcext:value-type="string">
            <text:p>tak</text:p>
          </table:table-cell>
          <table:table-cell table:style-name="ce28" table:formula="of:=COUNTIFS([.G$5:.G$100];&quot;✔&quot;)" office:value-type="float" office:value="0" calcext:value-type="float">
            <text:p>0</text:p>
          </table:table-cell>
          <table:table-cell table:style-name="ce28" table:formula="of:=COUNTIFS([.H$5:.H$100];&quot;✔&quot;)" office:value-type="float" office:value="0" calcext:value-type="float">
            <text:p>0</text:p>
          </table:table-cell>
          <table:table-cell table:style-name="ce28" table:formula="of:=COUNTIFS([.I$5:.I$100];&quot;✔&quot;)" office:value-type="float" office:value="0" calcext:value-type="float">
            <text:p>0</text:p>
          </table:table-cell>
          <table:table-cell table:style-name="ce28" table:formula="of:=COUNTIFS([.J$5:.J$100];&quot;✔&quot;)" office:value-type="float" office:value="0" calcext:value-type="float">
            <text:p>0</text:p>
          </table:table-cell>
          <table:table-cell table:style-name="ce28" table:formula="of:=COUNTIFS([.K$5:.K$100];&quot;✔&quot;)" office:value-type="float" office:value="0" calcext:value-type="float">
            <text:p>0</text:p>
          </table:table-cell>
          <table:table-cell table:style-name="ce28" table:formula="of:=COUNTIFS([.L$5:.L$100];&quot;✔&quot;)" office:value-type="float" office:value="0" calcext:value-type="float">
            <text:p>0</text:p>
          </table:table-cell>
          <table:table-cell table:style-name="ce28" table:formula="of:=COUNTIFS([.M$5:.M$100];&quot;✔&quot;)" office:value-type="float" office:value="0" calcext:value-type="float">
            <text:p>0</text:p>
          </table:table-cell>
          <table:table-cell table:style-name="ce28" table:formula="of:=COUNTIFS([.N$5:.N$100];&quot;✔&quot;)" office:value-type="float" office:value="0" calcext:value-type="float">
            <text:p>0</text:p>
          </table:table-cell>
          <table:table-cell table:style-name="ce28" table:formula="of:=COUNTIFS([.O$5:.O$100];&quot;✔&quot;)" office:value-type="float" office:value="0" calcext:value-type="float">
            <text:p>0</text:p>
          </table:table-cell>
          <table:table-cell table:style-name="ce28" table:formula="of:=COUNTIFS([.P$5:.P$100];&quot;✔&quot;)" office:value-type="float" office:value="0" calcext:value-type="float">
            <text:p>0</text:p>
          </table:table-cell>
          <table:table-cell table:style-name="ce28" table:formula="of:=COUNTIFS([.Q$5:.Q$100];&quot;✔&quot;)" office:value-type="float" office:value="0" calcext:value-type="float">
            <text:p>0</text:p>
          </table:table-cell>
          <table:table-cell table:style-name="ce36"/>
          <table:table-cell table:style-name="Default" table:number-columns-repeated="16366"/>
        </table:table-row>
        <table:table-row table:style-name="ro2">
          <table:table-cell table:style-name="ce2" office:value-type="string" calcext:value-type="string" table:number-columns-spanned="2" table:number-rows-spanned="1">
            <text:p>Warsztaty dla dziewczynek</text:p>
          </table:table-cell>
          <table:covered-table-cell table:style-name="ce48"/>
          <table:table-cell table:style-name="ce48"/>
          <table:table-cell table:style-name="ce48" table:formula="of:=COUNTIFS([.D$5:.D$100];&quot;110,00 zł&quot;)" office:value-type="float" office:value="0" calcext:value-type="float">
            <text:p>0</text:p>
          </table:table-cell>
          <table:covered-table-cell table:style-name="ce48"/>
          <table:table-cell table:style-name="ce29" office:value-type="string" calcext:value-type="string">
            <text:p>nie</text:p>
          </table:table-cell>
          <table:table-cell table:style-name="ce29" table:formula="of:=COUNTIFS([.G$5:.G$100];&quot;✖&quot;)" office:value-type="float" office:value="0" calcext:value-type="float">
            <text:p>0</text:p>
          </table:table-cell>
          <table:table-cell table:style-name="ce29" table:formula="of:=COUNTIFS([.H$5:.H$100];&quot;✖&quot;)" office:value-type="float" office:value="0" calcext:value-type="float">
            <text:p>0</text:p>
          </table:table-cell>
          <table:table-cell table:style-name="ce29" table:formula="of:=COUNTIFS([.I$5:.I$100];&quot;✖&quot;)" office:value-type="float" office:value="0" calcext:value-type="float">
            <text:p>0</text:p>
          </table:table-cell>
          <table:table-cell table:style-name="ce29" table:formula="of:=COUNTIFS([.J$5:.J$100];&quot;✖&quot;)" office:value-type="float" office:value="0" calcext:value-type="float">
            <text:p>0</text:p>
          </table:table-cell>
          <table:table-cell table:style-name="ce29" table:formula="of:=COUNTIFS([.K$5:.K$100];&quot;✖&quot;)" office:value-type="float" office:value="0" calcext:value-type="float">
            <text:p>0</text:p>
          </table:table-cell>
          <table:table-cell table:style-name="ce29" table:formula="of:=COUNTIFS([.L$5:.L$100];&quot;✖&quot;)" office:value-type="float" office:value="0" calcext:value-type="float">
            <text:p>0</text:p>
          </table:table-cell>
          <table:table-cell table:style-name="ce29" table:formula="of:=COUNTIFS([.M$5:.M$100];&quot;✖&quot;)" office:value-type="float" office:value="0" calcext:value-type="float">
            <text:p>0</text:p>
          </table:table-cell>
          <table:table-cell table:style-name="ce29" table:formula="of:=COUNTIFS([.N$5:.N$100];&quot;✖&quot;)" office:value-type="float" office:value="0" calcext:value-type="float">
            <text:p>0</text:p>
          </table:table-cell>
          <table:table-cell table:style-name="ce29" table:formula="of:=COUNTIFS([.O$5:.O$100];&quot;✖&quot;)" office:value-type="float" office:value="0" calcext:value-type="float">
            <text:p>0</text:p>
          </table:table-cell>
          <table:table-cell table:style-name="ce29" table:formula="of:=COUNTIFS([.P$5:.P$100];&quot;✖&quot;)" office:value-type="float" office:value="0" calcext:value-type="float">
            <text:p>0</text:p>
          </table:table-cell>
          <table:table-cell table:style-name="ce29" table:formula="of:=COUNTIFS([.Q$5:.Q$100];&quot;✖&quot;)" office:value-type="float" office:value="0" calcext:value-type="float">
            <text:p>0</text:p>
          </table:table-cell>
          <table:table-cell table:style-name="ce36"/>
          <table:table-cell table:style-name="Default" table:number-columns-repeated="16366"/>
        </table:table-row>
        <table:table-row table:style-name="ro3">
          <table:table-cell table:style-name="ce39" table:content-validation-name="val1" office:value-type="string" calcext:value-type="string">
            <text:p>Nazwisko i Imię</text:p>
          </table:table-cell>
          <table:table-cell table:style-name="ce39" table:content-validation-name="val2" office:value-type="string" calcext:value-type="string">
            <text:p>Klasa</text:p>
          </table:table-cell>
          <table:table-cell table:style-name="ce39" table:content-validation-name="val2" office:value-type="string" calcext:value-type="string">
            <text:p>Świetlica</text:p>
          </table:table-cell>
          <table:table-cell table:style-name="ce39" table:content-validation-name="val3" office:value-type="string" calcext:value-type="string">
            <text:p>Kwota</text:p>
          </table:table-cell>
          <table:table-cell table:style-name="ce39" table:content-validation-name="val4" office:value-type="string" calcext:value-type="string">
            <text:p>Warsztaty</text:p>
          </table:table-cell>
          <table:table-cell table:style-name="ce39" table:content-validation-name="val4" office:value-type="string" calcext:value-type="string">
            <text:p>Dzień tygodnia</text:p>
          </table:table-cell>
          <table:table-cell table:style-name="ce39" table:content-validation-name="val4" office:value-type="string" calcext:value-type="string">
            <text:p>Zgody zdjęcia</text:p>
          </table:table-cell>
          <table:table-cell table:style-name="ce39" table:content-validation-name="val4" office:value-type="string" calcext:value-type="string">
            <text:p>Wrzesień</text:p>
          </table:table-cell>
          <table:table-cell table:style-name="ce39" table:content-validation-name="val4" office:value-type="string" calcext:value-type="string">
            <text:p>Październik</text:p>
          </table:table-cell>
          <table:table-cell table:style-name="ce39" table:content-validation-name="val4" office:value-type="string" calcext:value-type="string">
            <text:p>Listopad</text:p>
          </table:table-cell>
          <table:table-cell table:style-name="ce39" table:content-validation-name="val6" office:value-type="string" calcext:value-type="string">
            <text:p>Grudzień</text:p>
          </table:table-cell>
          <table:table-cell table:style-name="ce39" table:content-validation-name="val7" office:value-type="string" calcext:value-type="string">
            <text:p>Styczeń</text:p>
          </table:table-cell>
          <table:table-cell table:style-name="ce39" table:content-validation-name="val8" office:value-type="string" calcext:value-type="string">
            <text:p>Luty</text:p>
          </table:table-cell>
          <table:table-cell table:style-name="ce39" table:content-validation-name="val8" office:value-type="string" calcext:value-type="string">
            <text:p>Marzec</text:p>
          </table:table-cell>
          <table:table-cell table:style-name="ce39" table:content-validation-name="val9" office:value-type="string" calcext:value-type="string">
            <text:p>Kwiecień</text:p>
          </table:table-cell>
          <table:table-cell table:style-name="ce39" table:content-validation-name="val10" office:value-type="string" calcext:value-type="string">
            <text:p>Maj</text:p>
          </table:table-cell>
          <table:table-cell table:style-name="ce39" table:content-validation-name="val11" office:value-type="string" calcext:value-type="string">
            <text:p>Czerwiec</text:p>
          </table:table-cell>
          <table:table-cell table:style-name="ce36"/>
          <table:table-cell table:style-name="Default" table:number-columns-repeated="16366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3"/>
          <table:table-cell table:style-name="ce16"/>
          <table:table-cell table:style-name="ce6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5" table:number-columns-repeated="2"/>
          <table:table-cell/>
          <table:table-cell table:style-name="ce17"/>
          <table:table-cell table:style-name="ce5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5" table:number-columns-repeated="2"/>
          <table:table-cell/>
          <table:table-cell table:style-name="ce17"/>
          <table:table-cell table:style-name="ce5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4"/>
          <table:table-cell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5" table:number-columns-repeated="2"/>
          <table:table-cell/>
          <table:table-cell table:style-name="ce17"/>
          <table:table-cell table:style-name="ce5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5" table:number-columns-repeated="2"/>
          <table:table-cell/>
          <table:table-cell table:style-name="ce17"/>
          <table:table-cell table:style-name="ce5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5" table:number-columns-repeated="3"/>
          <table:table-cell table:style-name="ce17"/>
          <table:table-cell table:style-name="ce5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6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2"/>
          <table:table-cell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8" table:number-columns-repeated="2"/>
          <table:table-cell table:style-name="ce6"/>
          <table:table-cell table:style-name="ce19"/>
          <table:table-cell table:style-name="ce8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2"/>
          <table:table-cell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9"/>
          <table:table-cell table:style-name="ce13"/>
          <table:table-cell table:style-name="ce14"/>
          <table:table-cell table:style-name="ce20"/>
          <table:table-cell table:style-name="ce26"/>
          <table:table-cell table:style-name="ce3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2"/>
          <table:table-cell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3"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3"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0" table:number-columns-repeated="2"/>
          <table:table-cell table:style-name="ce7"/>
          <table:table-cell table:style-name="ce21"/>
          <table:table-cell table:style-name="ce10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3"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7" table:number-columns-repeated="3"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number-columns-repeated="3"/>
          <table:table-cell table:style-name="ce18"/>
          <table:table-cell table:style-name="ce25"/>
          <table:table-cell table:style-name="ce31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0" table:number-columns-repeated="2"/>
          <table:table-cell table:style-name="ce7"/>
          <table:table-cell table:style-name="ce21"/>
          <table:table-cell table:style-name="ce10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0" table:number-columns-repeated="2"/>
          <table:table-cell table:style-name="ce7"/>
          <table:table-cell table:style-name="ce21"/>
          <table:table-cell table:style-name="ce10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table:table-row table:style-name="ro4">
          <table:table-cell table:style-name="ce11" table:number-columns-repeated="3"/>
          <table:table-cell table:style-name="ce22"/>
          <table:table-cell table:style-name="ce11" table:number-columns-repeated="2"/>
          <table:table-cell table:number-columns-repeated="11" table:content-validation-name="val5" office:value-type="string" calcext:value-type="string">
            <text:p>☐</text:p>
          </table:table-cell>
          <table:table-cell table:number-columns-repeated="16367"/>
        </table:table-row>
        <calcext:conditional-formats>
          <calcext:conditional-format calcext:target-range-address="Arkusz1.G5:Arkusz1.Q104">
            <calcext:condition calcext:apply-style-name="Good" calcext:value="=&quot;✔&quot;" calcext:base-cell-address="Arkusz1.G5"/>
          </calcext:conditional-format>
          <calcext:conditional-format calcext:target-range-address="Arkusz1.G5:Arkusz1.Q104">
            <calcext:condition calcext:apply-style-name="Bad" calcext:value="=&quot;✖&quot;" calcext:base-cell-address="Arkusz1.G5"/>
          </calcext:conditional-format>
          <calcext:conditional-format calcext:target-range-address="Arkusz1.E5:Arkusz1.F62 Arkusz1.A5:Arkusz1.C80 Arkusz1.E63:Arkusz1.E64 Arkusz1.F63:Arkusz1.F63 Arkusz1.E64:Arkusz1.F81 Arkusz1.A81:Arkusz1.B81 Arkusz1.C81:Arkusz1.C86 Arkusz1.A92:Arkusz1.C92">
            <calcext:condition calcext:apply-style-name="ConditionalStyle_5" calcext:value="formula-is([.$B5]=1)" calcext:base-cell-address="Arkusz1.A5"/>
            <calcext:condition calcext:apply-style-name="ConditionalStyle_4" calcext:value="formula-is([.$Q5]=&quot;tak&quot;)" calcext:base-cell-address="Arkusz1.A5"/>
          </calcext:conditional-format>
          <calcext:conditional-format calcext:target-range-address="Arkusz1.D5:Arkusz1.D81">
            <calcext:condition calcext:apply-style-name="ConditionalStyle_5" calcext:value="formula-is([.$B5]=1)" calcext:base-cell-address="Arkusz1.D5"/>
            <calcext:condition calcext:apply-style-name="ConditionalStyle_4" calcext:value="formula-is([.$Q5]=&quot;tak&quot;)" calcext:base-cell-address="Arkusz1.D5"/>
          </calcext:conditional-format>
        </calcext:conditional-formats>
      </table:table>
      <table:named-expressions/>
      <table:database-ranges>
        <table:database-range table:name="__Anonymous_Sheet_DB__0" table:target-range-address="Arkusz1.A4:Arkusz1.Q1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zł</number:text>
    </number:number-style>
    <number:number-style style:name="N11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5P0"/>
    </number:number-style>
    <number:number-style style:name="N114">
      <number:number number:decimal-places="2" number:min-decimal-places="2" number:min-integer-digits="1" number:grouping="true"/>
      <number:text> zł</number:text>
    </number:number-style>
    <number:number-style style:name="N11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19P2" style:volatile="true">
      <number:text loext:blank-width-char="-"> </number:text>
      <number:fill-character> </number:fill-character>
      <number:text loext:blank-width-char="-4">- zł </number:text>
    </number:number-style>
    <number:text-style style:name="N119">
      <number:text loext:blank-width-char="-"> </number:text>
      <number:text-content/>
      <number:text loext:blank-width-char="-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2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Górny pasek</number:text>
    </number:number-style>
    <number:number-style style:name="N134P1" style:volatile="true">
      <number:text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decimal-places="0" number:min-integer-digits="1" number:grouping="true"/>
      <number:text> zł</number:text>
    </number:number-style>
    <number:number-style style:name="N136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zł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zł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8P0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45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48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49P0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53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5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63P0"/>
    </number:currency-style>
    <number:date-style style:name="N164">
      <number:day/>
    </number:date-style>
    <number:number-style style:name="N165">
      <number:number number:decimal-places="2" number:min-decimal-places="2" number:min-integer-digits="1">
        <number:embedded-text number:position="3"> </number:embedded-text>
      </number:number>
      <number:text> zł</number:text>
    </number:number-style>
    <number:currency-style style:name="N167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</number:currency-style>
    <number:currency-style style:name="N167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  <style:map style:condition="value()&gt;=0" style:apply-style-name="N167P0"/>
    </number:currency-style>
    <number:number-style style:name="N168">
      <number:number number:decimal-places="10" number:min-decimal-places="10" number:min-integer-digits="1"/>
    </number:number-style>
    <number:number-style style:name="N169">
      <number:number number:decimal-places="9" number:min-decimal-places="9" number:min-integer-digits="1"/>
    </number:number-style>
    <number:number-style style:name="N170">
      <number:number number:decimal-places="8" number:min-decimal-places="8" number:min-integer-digits="1"/>
    </number:number-style>
    <number:number-style style:name="N171">
      <number:number number:decimal-places="7" number:min-decimal-places="7" number:min-integer-digits="1"/>
    </number:number-style>
    <number:number-style style:name="N172">
      <number:number number:decimal-places="6" number:min-decimal-places="6" number:min-integer-digits="1"/>
    </number:number-style>
    <number:number-style style:name="N173">
      <number:number number:decimal-places="5" number:min-decimal-places="5" number:min-integer-digits="1"/>
    </number:number-style>
    <number:number-style style:name="N174">
      <number:number number:decimal-places="4" number:min-decimal-places="4" number:min-integer-digits="1"/>
    </number:number-style>
    <number:number-style style:name="N175">
      <number:number number:decimal-places="3" number:min-decimal-places="3" number:min-integer-digits="1"/>
    </number:number-style>
    <number:number-style style:name="N176">
      <number:number number:decimal-places="11" number:min-decimal-places="11" number:min-integer-digits="1"/>
    </number:number-style>
    <number:currency-style style:name="N178P0" style:volatile="true">
      <number:number number:decimal-places="4" number:min-decimal-places="4" number:min-integer-digits="0"/>
      <number:text> </number:text>
      <number:currency-symbol number:language="pl" number:country="PL">zł</number:currency-symbol>
    </number:currency-style>
    <number:currency-style style:name="N178">
      <style:text-properties fo:color="#ff0000"/>
      <number:text>-</number:text>
      <number:number number:decimal-places="4" number:min-decimal-places="4" number:min-integer-digits="0"/>
      <number:text> </number:text>
      <number:currency-symbol number:language="pl" number:country="PL">zł</number:currency-symbol>
      <style:map style:condition="value()&gt;=0" style:apply-style-name="N178P0"/>
    </number:currency-style>
    <number:currency-style style:name="N180P0" style:volatile="true">
      <number:number number:decimal-places="3" number:min-decimal-places="3" number:min-integer-digits="0"/>
      <number:text> </number:text>
      <number:currency-symbol number:language="pl" number:country="PL">zł</number:currency-symbol>
    </number:currency-style>
    <number:currency-style style:name="N180">
      <style:text-properties fo:color="#ff0000"/>
      <number:text>-</number:text>
      <number:number number:decimal-places="3" number:min-decimal-places="3" number:min-integer-digits="0"/>
      <number:text> </number:text>
      <number:currency-symbol number:language="pl" number:country="PL">zł</number:currency-symbol>
      <style:map style:condition="value()&gt;=0" style:apply-style-name="N180P0"/>
    </number:currency-style>
    <number:currency-style style:name="N182P0" style:volatile="true">
      <number:number number:decimal-places="2" number:min-decimal-places="2" number:min-integer-digits="0"/>
      <number:text> </number:text>
      <number:currency-symbol number:language="pl" number:country="PL">zł</number:currency-symbol>
    </number:currency-style>
    <number:currency-style style:name="N182">
      <style:text-properties fo:color="#ff0000"/>
      <number:text>-</number:text>
      <number:number number:decimal-places="2" number:min-decimal-places="2" number:min-integer-digits="0"/>
      <number:text> </number:text>
      <number:currency-symbol number:language="pl" number:country="PL">zł</number:currency-symbol>
      <style:map style:condition="value()&gt;=0" style:apply-style-name="N182P0"/>
    </number:currency-style>
    <number:currency-style style:name="N184P0" style:volatile="true">
      <number:number number:decimal-places="1" number:min-decimal-places="1" number:min-integer-digits="0"/>
      <number:text> </number:text>
      <number:currency-symbol number:language="pl" number:country="PL">zł</number:currency-symbol>
    </number:currency-style>
    <number:currency-style style:name="N184">
      <style:text-properties fo:color="#ff0000"/>
      <number:text>-</number:text>
      <number:number number:decimal-places="1" number:min-decimal-places="1" number:min-integer-digits="0"/>
      <number:text> </number:text>
      <number:currency-symbol number:language="pl" number:country="PL">zł</number:currency-symbol>
      <style:map style:condition="value()&gt;=0" style:apply-style-name="N18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ackground-color="#44777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start" css3t:text-justify="auto" fo:margin-left="0.265cm" style:writing-mode="page"/>
      <style:text-properties fo:color="#ffffff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Szczegóły_20_tabeli_20_po_20_lewej" style:display-name="Szczegóły tabeli po lewej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65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f5cc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>
        <loext:char-complex-color loext:theme-type="dark1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f2f2f2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595959" style:text-line-through-style="solid" style:text-line-through-type="single">
        <loext:char-complex-color loext:theme-type="dark1" loext:color-type="theme">
          <loext:transformation loext:type="lummod" loext:value="6500"/>
          <loext:transformation loext:type="lumoff" loext:value="3499"/>
        </loext:char-complex-color>
      </style:text-properties>
    </style:style>
    <style:style style:name="Waluta_20_tabeli" style:display-name="Waluta tabeli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265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Szczegóły_20_tabeli_20_po_20_prawej" style:display-name="Szczegóły tabeli po prawej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265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ext-properties fo:color="#3f752b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.00.0000</text:date>, <text:time style:data-style-name="N2" text:time-value="19:32:44.438681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4T17:41:46.488112000</meta:creation-date>
    <dc:date>2025-02-14T19:36:57.030567800</dc:date>
    <meta:editing-duration>PT1H28M48S</meta:editing-duration>
    <meta:editing-cycles>35</meta:editing-cycles>
    <meta:generator>LibreOffice/25.2.0.3$Windows_X86_64 LibreOffice_project/e1cf4a87eb02d755bce1a01209907ea5ddc8f069</meta:generator>
    <meta:document-statistic meta:table-count="1" meta:cell-count="1149" meta:object-count="0"/>
  </office:meta>
</office:document-meta>
</file>